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5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ARQUI CAXI, LUZMI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ARQUI CAXI, LUZMI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URIARTE VASQUEZ, NERI FRANCISCO</text:p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AVO BLANCO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5004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1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6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8:3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2:53:54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